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05A12BDCA85305F21D2.png" manifest:media-type="image/png"/>
  <manifest:file-entry manifest:full-path="Pictures/1000020100000171000000669FAB1B943989505E.png" manifest:media-type="image/png"/>
  <manifest:file-entry manifest:full-path="Pictures/100000000000016E000000ADF3FA3A23CE112E7C.gif" manifest:media-type="image/gif"/>
  <manifest:file-entry manifest:full-path="Pictures/1000000000000138000000E1203F65DD67EF28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6"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7"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2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2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1"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2"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3"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4"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5"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36"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3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39" style:family="paragraph" style:parent-style-name="Heading_20_1">
      <style:text-properties fo:font-size="21pt" fo:font-weight="normal" officeooo:rsid="0002557c" officeooo:paragraph-rsid="0002557c"/>
    </style:style>
    <style:style style:name="P40" style:family="paragraph" style:parent-style-name="Heading_20_1">
      <style:text-properties fo:font-size="21pt" fo:font-weight="normal" officeooo:rsid="0002af32" officeooo:paragraph-rsid="0002af32"/>
    </style:style>
    <style:style style:name="P41" style:family="paragraph" style:parent-style-name="Heading_20_1">
      <style:text-properties fo:font-size="21pt" fo:font-weight="normal" officeooo:rsid="00037498" officeooo:paragraph-rsid="00037498"/>
    </style:style>
    <style:style style:name="P42" style:family="paragraph" style:parent-style-name="Heading_20_1">
      <style:text-properties fo:font-size="21pt" fo:font-weight="normal" officeooo:rsid="0005349c" officeooo:paragraph-rsid="0005349c"/>
    </style:style>
    <style:style style:name="P43" style:family="paragraph" style:parent-style-name="Heading_20_1">
      <style:text-properties fo:font-size="21pt" fo:font-weight="normal" officeooo:rsid="0005a294" officeooo:paragraph-rsid="0005a294"/>
    </style:style>
    <style:style style:name="P44" style:family="paragraph" style:parent-style-name="Heading_20_1">
      <style:text-properties fo:font-size="21pt" fo:font-weight="normal" officeooo:rsid="0007563d" officeooo:paragraph-rsid="0007563d"/>
    </style:style>
    <style:style style:name="P45" style:family="paragraph" style:parent-style-name="Heading_20_1">
      <style:text-properties fo:font-size="21pt" fo:font-weight="normal" officeooo:rsid="0008c68a" officeooo:paragraph-rsid="0008c68a"/>
    </style:style>
    <style:style style:name="P46"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47"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48"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49"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50"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51"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52"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53"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54"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55"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56" style:family="paragraph" style:parent-style-name="Text_20_body">
      <style:text-properties officeooo:paragraph-rsid="002520c7"/>
    </style:style>
    <style:style style:name="P57" style:family="paragraph" style:parent-style-name="Text_20_body">
      <style:text-properties officeooo:rsid="002520c7" officeooo:paragraph-rsid="002520c7"/>
    </style:style>
    <style:style style:name="P58" style:family="paragraph" style:parent-style-name="Text_20_body">
      <style:paragraph-properties fo:margin-top="0cm" fo:margin-bottom="0cm" loext:contextual-spacing="false" style:line-height-at-least="0.503cm"/>
      <style:text-properties fo:font-size="9.75pt" loext:padding="0cm" loext:border="none"/>
    </style:style>
    <style:style style:name="P59" style:family="paragraph" style:parent-style-name="Text_20_body">
      <style:paragraph-properties fo:margin-top="0cm" fo:margin-bottom="0cm" loext:contextual-spacing="false" style:line-height-at-least="0.503cm"/>
    </style:style>
    <style:style style:name="P60"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6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6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6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64"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65"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66"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4"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5" style:family="text">
      <style:text-properties fo:font-variant="normal" fo:text-transform="none" fo:color="#000000" style:font-name="Consolas1" fo:font-size="9.75pt" fo:letter-spacing="normal" fo:font-style="normal" fo:font-weight="normal" fo:background-color="#ffffff" loext:char-shading-value="0" loext:padding="0cm" loext:border="none"/>
    </style:style>
    <style:style style:name="T6" style:family="text">
      <style:text-properties fo:font-variant="normal" fo:text-transform="none" fo:color="#000000" style:font-name="Consolas1" fo:font-size="9.75pt" fo:letter-spacing="normal" fo:font-style="normal" fo:font-weight="normal" fo:background-color="#e0e0e0" loext:char-shading-value="0" loext:padding="0cm" loext:border="none"/>
    </style:style>
    <style:style style:name="T7" style:family="text">
      <style:text-properties fo:font-variant="normal" fo:text-transform="none" fo:color="#000000" fo:letter-spacing="normal" fo:background-color="#ffffff" loext:char-shading-value="0" loext:padding="0cm" loext:border="none"/>
    </style:style>
    <style:style style:name="T8" style:family="text">
      <style:text-properties fo:font-variant="normal" fo:text-transform="none" fo:color="#000000" fo:letter-spacing="normal" fo:background-color="#e0e0e0" loext:char-shading-value="0" loext:padding="0cm" loext:border="none"/>
    </style:style>
    <style:style style:name="T9" style:family="text">
      <style:text-properties fo:font-variant="normal" fo:text-transform="none" fo:color="#000000" style:font-name="Consolas" fo:font-size="9pt" fo:letter-spacing="normal" fo:font-style="normal" fo:font-weight="normal" loext:padding="0cm" loext:border="none"/>
    </style:style>
    <style:style style:name="T10"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1"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2"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3"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14" style:family="text">
      <style:text-properties fo:font-variant="normal" fo:text-transform="none" fo:color="#006699" style:font-name="Consolas1" fo:font-size="9.75pt" fo:letter-spacing="normal" fo:font-style="normal" fo:font-weight="bold" fo:background-color="#ffffff" loext:char-shading-value="0" loext:padding="0cm" loext:border="none"/>
    </style:style>
    <style:style style:name="T15" style:family="text">
      <style:text-properties fo:font-variant="normal" fo:text-transform="none" fo:color="#006699" style:font-name="Consolas1" fo:font-size="9.75pt" fo:letter-spacing="normal" fo:font-style="normal" fo:font-weight="bold" fo:background-color="#e0e0e0" loext:char-shading-value="0" loext:padding="0cm" loext:border="none"/>
    </style:style>
    <style:style style:name="T16" style:family="text">
      <style:text-properties fo:font-variant="normal" fo:text-transform="none" fo:color="#008200" style:font-name="Consolas1" fo:font-size="9.75pt" fo:letter-spacing="normal" fo:font-style="normal" fo:font-weight="normal" fo:background-color="#ffffff" loext:char-shading-value="0" loext:padding="0cm" loext:border="none"/>
    </style:style>
    <style:style style:name="T17" style:family="text">
      <style:text-properties fo:font-variant="normal" fo:text-transform="none" fo:color="#008200" style:font-name="Consolas1" fo:font-size="9.75pt" fo:letter-spacing="normal" fo:font-style="normal" fo:font-weight="normal" fo:background-color="#e0e0e0" loext:char-shading-value="0" loext:padding="0cm" loext:border="none"/>
    </style:style>
    <style:style style:name="T18" style:family="text">
      <style:text-properties fo:font-variant="normal" fo:text-transform="none" fo:color="#009900" style:font-name="Consolas1" fo:font-size="9.75pt" fo:letter-spacing="normal" fo:font-style="normal" fo:font-weight="normal" fo:background-color="#ffffff" loext:char-shading-value="0" loext:padding="0cm" loext:border="none"/>
    </style:style>
    <style:style style:name="T19" style:family="text">
      <style:text-properties style:font-name="Consolas" fo:font-size="9pt" fo:font-style="normal" fo:font-weight="normal"/>
    </style:style>
    <style:style style:name="T20" style:family="text">
      <style:text-properties fo:font-weight="bold"/>
    </style:style>
    <style:style style:name="T21" style:family="text">
      <style:text-properties fo:font-size="6.75pt"/>
    </style:style>
    <style:style style:name="T22" style:family="text">
      <style:text-properties fo:font-size="6.75pt" fo:font-weight="bold"/>
    </style:style>
    <style:style style:name="T23" style:family="text">
      <style:text-properties fo:font-weight="normal" loext:padding="0cm" loext:border="none"/>
    </style:style>
    <style:style style:name="T24" style:family="text">
      <style:text-properties fo:color="#ec4e20" style:text-line-through-style="none" style:text-line-through-type="none" fo:font-size="13.5pt" style:text-underline-style="none" style:text-blinking="false" loext:padding="0cm" loext:border="none"/>
    </style:style>
    <style:style style:name="T25"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26" style:family="text">
      <style:text-properties officeooo:rsid="002520c7"/>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39" text:outline-level="1">How to check if given four points form a square</text:h>
      <text:p text:style-name="P18"><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0">Quadrilateral </text:span></text:a><text:span text:style-name="T2">also has same sides.<text:line-break/>c) Check both the diagonals have same distance</text:span></text:p>
      <text:p text:style-name="P19"><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39" text:outline-level="1">Check if a string can be obtained by rotating another string 2 places</text:h>
      <text:p text:style-name="P34">Given two strings, the task is to find if a string can be obtained by rotating another string two places.<text:line-break/>Examples:</text:p>
      <text:p text:style-name="P37">Input : string1 = "amazon" </text:p>
      <text:p text:style-name="P61"><text:s text:c="8"/><text:span text:style-name="T19">string2 = "azonam" <text:s/>// rotated anti-clockwise</text:span></text:p>
      <text:p text:style-name="P63">Output : Yes</text:p>
      <text:p text:style-name="P65"/>
      <text:p text:style-name="P63">Input : string1 = "amazon"</text:p>
      <text:p text:style-name="P61"><text:s text:c="8"/><text:span text:style-name="T19">string2 = "onamaz" <text:s/>// rotated clockwise</text:span></text:p>
      <text:p text:style-name="P63">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39" text:outline-level="1">Find the nearest smaller numbers on left side in an array</text:h>
      <text:p text:style-name="P34">Given an array of integers, find the nearest smaller number for every element such that the smaller element is on left side.</text:p>
      <text:p text:style-name="P34">Examples:</text:p>
      <text:p text:style-name="P37">Input: <text:s/>arr[] = {1, 6, 4, 10, 2, 5}</text:p>
      <text:p text:style-name="P63">Output: <text:s text:c="8"/>{_, 1, 1, <text:s/>4, 1, 2}</text:p>
      <text:p text:style-name="P63">First element ('1') has no element on left side. For 6, </text:p>
      <text:p text:style-name="P63">there is only one smaller element on left side '1'. </text:p>
      <text:p text:style-name="P63">For 10, there are three smaller elements on left side (1,</text:p>
      <text:p text:style-name="P63">6 and 4), nearest among the three elements is 4.</text:p>
      <text:p text:style-name="P65"/>
      <text:p text:style-name="P63">Input: arr[] = {1, 3, 0, 2, 5}</text:p>
      <text:p text:style-name="P63">Output: <text:s text:c="7"/>{_, 1, _, 0, 2}</text:p>
      <text:p text:style-name="P34">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46" text:outline-level="1">Pair with given product | Set 1 (Find if any pair exists)</text:h>
      <text:p text:style-name="P60">Input : arr[] = {10, 20, 9, 40};</text:p>
      <text:p text:style-name="P62"><text:s text:c="8"/><text:span text:style-name="T19">int x = 400;</text:span></text:p>
      <text:p text:style-name="P64">Output : Yes</text:p>
      <text:p text:style-name="P65"/>
      <text:p text:style-name="P64">Input : arr[] = {10, 20, 9, 40};</text:p>
      <text:p text:style-name="P62"><text:s text:c="8"/><text:span text:style-name="T19">int x = 190;</text:span></text:p>
      <text:p text:style-name="P64">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40" text:outline-level="1">Position of rightmost set bit</text:h>
      <text:p text:style-name="P34">Write a one line C function to return position of first 1 from right to left, in binary representation of an Integer.</text:p>
      <text:p text:style-name="P37">I/P <text:s text:c="3"/>18, <text:s text:c="2"/>Binary Representation 010010</text:p>
      <text:p text:style-name="P63">O/P <text:s text:c="2"/>2</text:p>
      <text:p text:style-name="P63">I/P <text:s text:c="3"/>19, <text:s text:c="2"/>Binary Representation 010011</text:p>
      <text:p text:style-name="P63">O/P <text:s text:c="2"/>1</text:p>
      <text:p text:style-name="P2"><text:span text:style-name="Source_20_Text"><text:span text:style-name="T14">class</text:span></text:span><text:span text:style-name="T5"> </text:span><text:span text:style-name="Source_20_Text"><text:span text:style-name="T5">GFG {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function to find </text:span></text:span></text:p>
      <text:p text:style-name="P17"><text:span text:style-name="Source_20_Text"><text:span text:style-name="T7">    </text:span></text:span><text:span text:style-name="Source_20_Text"><text:span text:style-name="T16">// the rightmost set bit </text:span></text:span></text:p>
      <text:p text:style-name="P17"><text:span text:style-name="Source_20_Text"><text:span text:style-name="T7">    </text:span></text:span><text:span text:style-name="Source_20_Text"><text:span text:style-name="T14">static</text:span></text:span><text:span text:style-name="T5"> </text:span><text:span text:style-name="Source_20_Text"><text:span text:style-name="T14">int</text:span></text:span><text:span text:style-name="T5"> </text:span><text:span text:style-name="Source_20_Text"><text:span text:style-name="T5">PositionRightmostSetbit(</text:span></text:span><text:span text:style-name="Source_20_Text"><text:span text:style-name="T14">int</text:span></text:span><text:span text:style-name="T5"> </text:span><text:span text:style-name="Source_20_Text"><text:span text:style-name="T5">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6">// Position variable initialize </text:span></text:span></text:p>
      <text:p text:style-name="P17"><text:span text:style-name="Source_20_Text"><text:span text:style-name="T7">        </text:span></text:span><text:span text:style-name="Source_20_Text"><text:span text:style-name="T16">// with 1 m variable is used to </text:span></text:span></text:p>
      <text:p text:style-name="P17"><text:span text:style-name="Source_20_Text"><text:span text:style-name="T7">        </text:span></text:span><text:span text:style-name="Source_20_Text"><text:span text:style-name="T16">// check the set bit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position =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m =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4">while</text:span></text:span><text:span text:style-name="T5"> </text:span><text:span text:style-name="Source_20_Text"><text:span text:style-name="T5">((n &amp; m) == </text:span></text:span><text:span text:style-name="Source_20_Text"><text:span text:style-name="T18">0</text:span></text:span><text:span text:style-name="Source_20_Text"><text:span text:style-name="T5">) {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left shift </text:span></text:span></text:p>
      <text:p text:style-name="P17"><text:span text:style-name="Source_20_Text"><text:span text:style-name="T7">            </text:span></text:span><text:span text:style-name="Source_20_Text"><text:span text:style-name="T5">m = m &lt;&lt;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Source_20_Text"><text:span text:style-name="T5">positio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4">return</text:span></text:span><text:span text:style-name="T5"> </text:span><text:span text:style-name="Source_20_Text"><text:span text:style-name="T5">positio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Driver Code </text:span></text:span></text:p>
      <text:p text:style-name="P17"><text:soft-page-break/><text:span text:style-name="Source_20_Text"><text:span text:style-name="T7">    </text:span></text:span><text:span text:style-name="Source_20_Text"><text:span text:style-name="T14">public</text:span></text:span><text:span text:style-name="T5"> </text:span><text:span text:style-name="Source_20_Text"><text:span text:style-name="T14">static</text:span></text:span><text:span text:style-name="T5"> </text:span><text:span text:style-name="Source_20_Text"><text:span text:style-name="T14">void</text:span></text:span><text:span text:style-name="T5"> </text:span><text:span text:style-name="Source_20_Text"><text:span text:style-name="T5">main(String[] args)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n = </text:span></text:span><text:span text:style-name="Source_20_Text"><text:span text:style-name="T18">16</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function call </text:span></text:span></text:p>
      <text:p text:style-name="P17"><text:span text:style-name="Source_20_Text"><text:span text:style-name="T7">        </text:span></text:span><text:span text:style-name="Source_20_Text"><text:span text:style-name="T5">System.out.println(PositionRightmostSetbit(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5">} </text:span></text:span></text:p>
      <text:p text:style-name="P2"/>
      <text:h text:style-name="P40" text:outline-level="1">Replace all ‘0’ with ‘5’ in an input Integer</text:h>
      <text:p text:style-name="P34">Given a integer as a input and replace all the ‘0’ with ‘5’ in the integer.<text:line-break/>Examples:</text:p>
      <text:p text:style-name="P38"><text:s text:c="4"/><text:span text:style-name="T19">102 - 152</text:span></text:p>
      <text:p text:style-name="P61"><text:s text:c="4"/><text:span text:style-name="T19">1020 - 1525 </text:span></text:p>
      <text:p text:style-name="P34">Use of array to store all digits is not allowed.</text:p>
      <text:p text:style-name="P58"/>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41" text:outline-level="1"><text:soft-page-break/>Program for array rotation</text:h>
      <text:p text:style-name="P34">Write a function rotate(ar[], d, n) that rotates arr[] of size n by d elements.<text:line-break/><draw:frame draw:style-name="fr2" draw:name="Image2" text:anchor-type="as-char" svg:width="10.451cm" svg:height="1.535cm" draw:z-index="1"><draw:image xlink:href="Pictures/1000020100000171000000669FAB1B943989505E.png" xlink:type="simple" xlink:show="embed" xlink:actuate="onLoad"/><svg:title>Array</svg:title></draw:frame></text:p>
      <text:p text:style-name="P34">Rotation of the above array by 2 will make array</text:p>
      <text:p text:style-name="P36"><draw:frame draw:style-name="fr2" draw:name="Image3" text:anchor-type="as-char" svg:width="10.451cm" svg:height="1.376cm" draw:z-index="2"><draw:image xlink:href="Pictures/100002010000015D0000005A12BDCA85305F21D2.png" xlink:type="simple" xlink:show="embed" xlink:actuate="onLoad"/><svg:title>ArrayRotation1</svg:title></draw:frame></text:p>
      <text:section text:style-name="Sect1" text:name="practiceLinkDiv">
        <text:p text:style-name="P31"><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42" text:outline-level="1">Calculate the angle between hour hand and minute hand</text:h>
      <text:p text:style-name="P18"><text:span text:style-name="T2">This problem is know as </text:span><text:a xlink:type="simple" xlink:href="http://en.wikipedia.org/wiki/Clock_angle_problem" office:target-frame-name="_blank" xlink:show="new" text:style-name="Internet_20_link" text:visited-style-name="Visited_20_Internet_20_Link"><text:span text:style-name="T10">Clock angle problem</text:span></text:a><text:span text:style-name="T2"> where we need to find angle between hands of an analog clock at a given time.</text:span></text:p>
      <text:p text:style-name="P18"><text:span text:style-name="Strong_20_Emphasis"><text:span text:style-name="T2">Examples:</text:span></text:span></text:p>
      <text:p text:style-name="P37">Input: <text:s/>h = 12:00, m = 30.00</text:p>
      <text:p text:style-name="P63">Output: 165 degree</text:p>
      <text:p text:style-name="P65"/>
      <text:p text:style-name="P63">Input: <text:s/>h = 3.00, m = 30.00</text:p>
      <text:p text:style-name="P63">Output: 75 degree</text:p>
      <text:p text:style-name="P54"><text:soft-page-break/>The idea is to take 12:00 (h = 12, m = 0) as a reference. Following are detailed steps.</text:p>
      <text:p text:style-name="P18"><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8"><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43" text:outline-level="1">Check if all bits of a number are set</text:h>
      <text:p text:style-name="P20">Given a number <text:span text:style-name="T20">n</text:span>. The problem is to check whether every bit in the binary representation of the given number is set or not. Here 0 &lt;= <text:span text:style-name="T20">n</text:span>.</text:p>
      <text:p text:style-name="P18"><text:span text:style-name="Strong_20_Emphasis"><text:span text:style-name="T2">Examples :</text:span></text:span></text:p>
      <text:p text:style-name="P37">Input : 7</text:p>
      <text:p text:style-name="P63">Output : Yes</text:p>
      <text:p text:style-name="P32"><text:span text:style-name="T20">(7)</text:span><text:span text:style-name="T22">10</text:span> = (111)<text:span text:style-name="T21">2</text:span></text:p>
      <text:p text:style-name="P65"><text:soft-page-break/></text:p>
      <text:p text:style-name="P63">Input : 14</text:p>
      <text:p text:style-name="P63">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44" text:outline-level="1">Check if a given Binary Tree is SumTree</text:h>
      <text:p text:style-name="P34">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34">Following is an example of SumTree.</text:p>
      <text:p text:style-name="P38"><text:s text:c="10"/><text:span text:style-name="T19">26</text:span></text:p>
      <text:p text:style-name="P61"><text:s text:c="8"/><text:span text:style-name="T19">/ <text:s text:c="2"/>\</text:span></text:p>
      <text:p text:style-name="P61"><text:s text:c="6"/><text:span text:style-name="T19">10 <text:s text:c="4"/>3</text:span></text:p>
      <text:p text:style-name="P61"><text:s text:c="4"/><text:span text:style-name="T19">/ <text:s text:c="3"/>\ <text:s text:c="4"/>\</text:span></text:p>
      <text:p text:style-name="P61"><text:soft-page-break/><text:s text:c="2"/><text:span text:style-name="T1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45" text:outline-level="1">Check if two trees are Mirror</text:h>
      <text:p text:style-name="P34">Given two Binary Trees, write a function that returns true if two trees are mirror of each other, else false. For example, the function should return true for following input trees.</text:p>
      <text:p text:style-name="P36"><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6" text:outline-level="2"><text:bookmark text:name="practiceLinkDiv"/><text:a xlink:type="simple" xlink:href="https://practice.geeksforgeeks.org/problems/check-mirror-in-n-ary-tree/0" text:style-name="Internet_20_link" text:visited-style-name="Visited_20_Internet_20_Link"><text:span text:style-name="T11">Recommended: Please solve it on “</text:span></text:a><text:a xlink:type="simple" xlink:href="https://practice.geeksforgeeks.org/problems/check-mirror-in-n-ary-tree/0" text:style-name="Internet_20_link" text:visited-style-name="Visited_20_Internet_20_Link"><text:span text:style-name="T12">PRACTICE</text:span></text:a><text:a xlink:type="simple" xlink:href="https://practice.geeksforgeeks.org/problems/check-mirror-in-n-ary-tree/0" text:style-name="Internet_20_link" text:visited-style-name="Visited_20_Internet_20_Link"><text:span text:style-name="T11"> ” first, before moving on to the solution.</text:span></text:a></text:h>
      </text:section>
      <text:p text:style-name="P18"><text:span text:style-name="T3">This problem is different from the problem discussed </text:span><text:a xlink:type="simple" xlink:href="https://www.geeksforgeeks.org/write-an-efficient-c-function-to-convert-a-tree-into-its-mirror-tree/" text:style-name="Internet_20_link" text:visited-style-name="Visited_20_Internet_20_Link"><text:span text:style-name="T13">here</text:span></text:a><text:span text:style-name="T3">.</text:span></text:p>
      <text:p text:style-name="P34"><text:soft-page-break/>For two trees ‘a’ and ‘b’ to be mirror images, the following three conditions must be true:</text:p>
      <text:p text:style-name="P59"/>
      <text:list xml:id="list811874881978863187" text:style-name="L1">
        <text:list-item>
          <text:p text:style-name="P66">Their root node’s key must be same</text:p>
        </text:list-item>
        <text:list-item>
          <text:p text:style-name="P66">Left subtree of root of ‘a’ and right subtree root of ‘b’ are mirror.</text:p>
        </text:list-item>
        <text:list-item>
          <text:p text:style-name="P66">Right subtree of ‘a’ and left subtree of ‘b’ are mirror.</text:p>
        </text:list-item>
      </text:list>
      <text:p text:style-name="P58"/>
      <text:p text:style-name="P7"><text:span text:style-name="Source_20_Text"><text:span text:style-name="T15">boolean</text:span></text:span><text:span text:style-name="T6"> </text:span><text:span text:style-name="Source_20_Text"><text:span text:style-name="T6">areMirror(Node a, Node b)  </text:span></text:span></text:p>
      <text:p text:style-name="P17"><text:span text:style-name="Source_20_Text"><text:span text:style-name="T8">    </text:span></text:span><text:span text:style-name="Source_20_Text"><text:span text:style-name="T6">{ </text:span></text:span></text:p>
      <text:p text:style-name="P17"><text:span text:style-name="Source_20_Text"><text:span text:style-name="T8">        </text:span></text:span><text:span text:style-name="Source_20_Text"><text:span text:style-name="T17">/* Base case : Both empty */</text:span></text:span></text:p>
      <text:p text:style-name="P17"><text:span text:style-name="Source_20_Text"><text:span text:style-name="T8">        </text:span></text:span><text:span text:style-name="Source_20_Text"><text:span text:style-name="T15">if</text:span></text:span><text:span text:style-name="T6"> </text:span><text:span text:style-name="Source_20_Text"><text:span text:style-name="T6">(a == </text:span></text:span><text:span text:style-name="Source_20_Text"><text:span text:style-name="T15">null</text:span></text:span><text:span text:style-name="T6"> </text:span><text:span text:style-name="Source_20_Text"><text:span text:style-name="T6">&amp;&amp; b == </text:span></text:span><text:span text:style-name="Source_20_Text"><text:span text:style-name="T15">null</text:span></text:span><text:span text:style-name="Source_20_Text"><text:span text:style-name="T6">)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15">true</text:span></text:span><text:span text:style-name="Source_20_Text"><text:span text:style-name="T6">; </text:span></text:span></text:p>
      <text:p text:style-name="P17"><text:span text:style-name="Source_20_Text"><text:span text:style-name="T8"> </text:span></text:span><text:span text:style-name="T8"> </text:span></text:p>
      <text:p text:style-name="P17"><text:span text:style-name="Source_20_Text"><text:span text:style-name="T8">        </text:span></text:span><text:span text:style-name="Source_20_Text"><text:span text:style-name="T17">// If only one is empty </text:span></text:span></text:p>
      <text:p text:style-name="P17"><text:span text:style-name="Source_20_Text"><text:span text:style-name="T8">        </text:span></text:span><text:span text:style-name="Source_20_Text"><text:span text:style-name="T15">if</text:span></text:span><text:span text:style-name="T6"> </text:span><text:span text:style-name="Source_20_Text"><text:span text:style-name="T6">(a == </text:span></text:span><text:span text:style-name="Source_20_Text"><text:span text:style-name="T15">null</text:span></text:span><text:span text:style-name="T6"> </text:span><text:span text:style-name="Source_20_Text"><text:span text:style-name="T6">|| b == </text:span></text:span><text:span text:style-name="Source_20_Text"><text:span text:style-name="T15">null</text:span></text:span><text:span text:style-name="Source_20_Text"><text:span text:style-name="T6">)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15">false</text:span></text:span><text:span text:style-name="Source_20_Text"><text:span text:style-name="T6">; </text:span></text:span></text:p>
      <text:p text:style-name="P17"><text:span text:style-name="Source_20_Text"><text:span text:style-name="T8"> </text:span></text:span><text:span text:style-name="T8"> </text:span></text:p>
      <text:p text:style-name="P17"><text:span text:style-name="Source_20_Text"><text:span text:style-name="T8">        </text:span></text:span><text:span text:style-name="Source_20_Text"><text:span text:style-name="T17">/* Both non-empty, compare them recursively </text:span></text:span></text:p>
      <text:p text:style-name="P17"><text:span text:style-name="Source_20_Text"><text:span text:style-name="T8">           </text:span></text:span><text:span text:style-name="Source_20_Text"><text:span text:style-name="T17">Note that in recursive calls, we pass left </text:span></text:span></text:p>
      <text:p text:style-name="P17"><text:span text:style-name="Source_20_Text"><text:span text:style-name="T8">           </text:span></text:span><text:span text:style-name="Source_20_Text"><text:span text:style-name="T17">of one tree and right of other tree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6">a.data == b.data </text:span></text:span></text:p>
      <text:p text:style-name="P17"><text:span text:style-name="Source_20_Text"><text:span text:style-name="T8">                </text:span></text:span><text:span text:style-name="Source_20_Text"><text:span text:style-name="T6">&amp;&amp; areMirror(a.left, b.right) </text:span></text:span></text:p>
      <text:p text:style-name="P17"><text:span text:style-name="Source_20_Text"><text:span text:style-name="T8">                </text:span></text:span><text:span text:style-name="Source_20_Text"><text:span text:style-name="T6">&amp;&amp; areMirror(a.right, b.left); </text:span></text:span></text:p>
      <text:p text:style-name="P17"><text:span text:style-name="Source_20_Text"><text:span text:style-name="T8">    </text:span></text:span><text:span text:style-name="Source_20_Text"><text:span text:style-name="T6">} </text:span></text:span></text:p>
      <text:p text:style-name="P7"/>
      <text:h text:style-name="P45" text:outline-level="1">Count number of bits to be flipped to convert A to B</text:h>
      <text:p text:style-name="P34">Given two numbers ‘a’ and b’. Write a program to count number of bits needed to be flipped to convert ‘a’ to ‘b’.</text:p>
      <text:p text:style-name="P18"><text:span text:style-name="Strong_20_Emphasis"><text:span text:style-name="T2">Example :</text:span></text:span></text:p>
      <text:p text:style-name="P37">Input : a = 10, b = 20</text:p>
      <text:p text:style-name="P63">Output : 4</text:p>
      <text:p text:style-name="P33"><text:span text:style-name="T9">Binary representation of a is 000</text:span><text:span text:style-name="Strong_20_Emphasis"><text:span text:style-name="T9">0101</text:span></text:span><text:span text:style-name="T9">0</text:span></text:p>
      <text:p text:style-name="P63">Binary representation of b is 00010100</text:p>
      <text:p text:style-name="P63">We need to flip highlighted four bits in a</text:p>
      <text:p text:style-name="P63">to make it b.</text:p>
      <text:p text:style-name="P65"/>
      <text:p text:style-name="P63">Input : a = 7, b = 10</text:p>
      <text:p text:style-name="P63">Output : 3</text:p>
      <text:p text:style-name="P33"><text:soft-page-break/><text:span text:style-name="T9">Binary representation of a is 0000</text:span><text:span text:style-name="Strong_20_Emphasis"><text:span text:style-name="T9">01</text:span></text:span><text:span text:style-name="T9">1</text:span><text:span text:style-name="Strong_20_Emphasis"><text:span text:style-name="T9">1</text:span></text:span></text:p>
      <text:p text:style-name="P63">Binary representation of b is 00001010</text:p>
      <text:p text:style-name="P63">We need to flip highlighted three bits in a</text:p>
      <text:p text:style-name="P63">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45" text:outline-level="1">Count number of occurrences (or frequency) in a sorted array</text:h>
      <text:p text:style-name="P34">Given a sorted array arr[] and a number x, write a function that counts the occurrences of x in arr[]. Expected time complexity is O(Logn)</text:p>
      <text:p text:style-name="P18"><text:span text:style-name="Strong_20_Emphasis"><text:span text:style-name="T2">Examples:</text:span></text:span></text:p>
      <text:p text:style-name="P38"><text:s text:c="2"/><text:span text:style-name="T19">Input: arr[] = {1, 1, 2, 2, 2, 2, 3,}, <text:s text:c="2"/>x = 2</text:span></text:p>
      <text:p text:style-name="P61"><text:s text:c="2"/><text:span text:style-name="T19">Output: 4 // x (or 2) occurs 4 times in arr[]</text:span></text:p>
      <text:p text:style-name="P65"/>
      <text:p text:style-name="P61"><text:soft-page-break/><text:s text:c="2"/><text:span text:style-name="T19">Input: arr[] = {1, 1, 2, 2, 2, 2, 3,}, <text:s text:c="2"/>x = 3</text:span></text:p>
      <text:p text:style-name="P61"><text:s text:c="2"/><text:span text:style-name="T19">Output: 1 </text:span></text:p>
      <text:p text:style-name="P65"/>
      <text:p text:style-name="P61"><text:s text:c="2"/><text:span text:style-name="T19">Input: arr[] = {1, 1, 2, 2, 2, 2, 3,}, <text:s text:c="2"/>x = 1</text:span></text:p>
      <text:p text:style-name="P61"><text:s text:c="2"/><text:span text:style-name="T19">Output: 2 </text:span></text:p>
      <text:p text:style-name="P65"/>
      <text:p text:style-name="P61"><text:s text:c="2"/><text:span text:style-name="T19">Input: arr[] = {1, 1, 2, 2, 2, 2, 3,}, <text:s text:c="2"/>x = 4</text:span></text:p>
      <text:p text:style-name="P61"><text:s text:c="2"/><text:span text:style-name="T19">Output: -1 // 4 doesn't occur in arr[] </text:span></text:p>
      <text:section text:style-name="Sect1" text:name="Section2">
        <text:p text:style-name="P31"><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47" text:outline-level="1">Count all possible paths from top left to bottom right of a mXn matrix</text:h>
      <text:p text:style-name="P10">Note the count can also be calculated using the formula (m-1 + n-1)!/(m-1)!(n-1)!.</text:p>
      <text:p text:style-name="P10"/>
      <text:h text:style-name="P47" text:outline-level="1">Equilibrium index of an array</text:h>
      <text:p text:style-name="P34">Equilibrium index of an array is an index such that the sum of elements at lower indexes is equal to the sum of elements at higher indexes. For example, in an array A:</text:p>
      <text:p text:style-name="P34">Example :</text:p>
      <text:p text:style-name="P37">Input : A[] = {-7, 1, 5, 2, -4, 3, 0}</text:p>
      <text:p text:style-name="P63">Output : 3</text:p>
      <text:p text:style-name="P63">3 is an equilibrium index, because:</text:p>
      <text:p text:style-name="P63">A[0] + A[1] + A[2] <text:s/>= <text:s/>A[4] + A[5] + A[6]</text:p>
      <text:p text:style-name="P18"><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48" text:outline-level="1">Find first and last positions of an element in a sorted array</text:h>
      <text:p text:style-name="P34">Given a sorted array with possibly duplicate elements, the task is to find indexes of first and last occurrences of an element x in the given array.</text:p>
      <text:p text:style-name="P34">Examples:</text:p>
      <text:p text:style-name="P37">Input : arr[] = {1, 3, 5, 5, 5, 5 ,67, 123, 125} <text:s text:c="3"/></text:p>
      <text:p text:style-name="P61"><text:s text:c="8"/><text:span text:style-name="T19">x = 5</text:span></text:p>
      <text:p text:style-name="P63">Output : First Occurrence = 2</text:p>
      <text:p text:style-name="P61"><text:s text:c="9"/><text:span text:style-name="T19">Last Occurrence = 5</text:span></text:p>
      <text:p text:style-name="P65"/>
      <text:p text:style-name="P63">Input : arr[] = {1, 3, 5, 5, 5, 5 ,7, 123 ,125 } <text:s text:c="3"/></text:p>
      <text:p text:style-name="P61"><text:s text:c="8"/><text:span text:style-name="T19">x = 7</text:span></text:p>
      <text:p text:style-name="P63">Output : First Occurrence = 6</text:p>
      <text:p text:style-name="P61"><text:s text:c="9"/><text:span text:style-name="T19">Last Occurrence = 6</text:span></text:p>
      <text:section text:style-name="Sect1" text:name="Section3">
        <text:p text:style-name="P31"><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49" text:outline-level="1">Find four elements that sum to a given value | Set 1 (n^3 solution)</text:h>
      <text:p text:style-name="P34">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50" text:outline-level="1">k largest(or smallest) elements in an array | added Min Heap method</text:h>
      <text:p text:style-name="P18"><text:span text:style-name="Strong_20_Emphasis"><text:span text:style-name="T2">Question: </text:span></text:span><text:span text:style-name="T2">Write an efficient program for printing k largest elements in an array. Elements in array can be in any order.</text:span></text:p>
      <text:p text:style-name="P34">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51" text:outline-level="1">Find the index of first 1 in a sorted array of 0’s and 1’s</text:h>
      <text:p text:style-name="P34">Given a sorted array consisting 0’s and 1’s. The problem is to find the index of first ‘1’ in the sorted array. It could be possible that the array consists of only 0’s or only 1’s. If 1’s are not present in the array then print “-1”.</text:p>
      <text:p text:style-name="P34">Examples :</text:p>
      <text:p text:style-name="P37">Input : arr[] = {0, 0, 0, 0, 0, 0, 1, 1, 1, 1}</text:p>
      <text:p text:style-name="P63">Output : 6</text:p>
      <text:p text:style-name="P32">The index of first <text:span text:style-name="T20">1</text:span> in the array is 6.</text:p>
      <text:p text:style-name="P65"/>
      <text:p text:style-name="P63">Input : arr[] = {0, 0, 0, 0}</text:p>
      <text:p text:style-name="P63">Output : -1</text:p>
      <text:p text:style-name="P63">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52" text:outline-level="1">Find minimum difference between any two elements</text:h>
      <text:p text:style-name="P34">Given an unsorted array, find the minimum difference between any pair in given array.</text:p>
      <text:p text:style-name="P18"><text:span text:style-name="Strong_20_Emphasis"><text:span text:style-name="T2">Examples :</text:span></text:span></text:p>
      <text:p text:style-name="P37">Input <text:s/>: {1, 5, 3, 19, 18, 25};</text:p>
      <text:p text:style-name="P63">Output : 1</text:p>
      <text:p text:style-name="P63">Minimum difference is between 18 and 19</text:p>
      <text:p text:style-name="P65"/>
      <text:p text:style-name="P63">Input <text:s/>: {30, 5, 20, 9};</text:p>
      <text:p text:style-name="P63">Output : 4</text:p>
      <text:p text:style-name="P63">Minimum difference is between 5 and 9</text:p>
      <text:p text:style-name="P65"/>
      <text:p text:style-name="P63">Input <text:s/>: {1, 19, -4, 31, 38, 25, 100};</text:p>
      <text:p text:style-name="P63">Output : 5</text:p>
      <text:p text:style-name="P63">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53" text:outline-level="1"><text:soft-page-break/>Count the number of possible triangles</text:h>
      <text:p text:style-name="P34">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55"><text:span text:style-name="Strong_20_Emphasis"><text:span text:style-name="T23">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35">Following are steps to count triangle.</text:p>
      <text:p text:style-name="P18"><text:span text:style-name="Strong_20_Emphasis"><text:span text:style-name="T2">1.</text:span></text:span><text:span text:style-name="T1"> Sort the array in non-decreasing order.</text:span></text:p>
      <text:p text:style-name="P18"><text:span text:style-name="Strong_20_Emphasis"><text:span text:style-name="T2">2.</text:span></text:span><text:span text:style-name="T1"> Initialize two pointers ‘i’ and ‘j’ to first and second elements respectively, and initialize count of triangles as 0.</text:span></text:p>
      <text:p text:style-name="P18"><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35">Let us consider ‘arr[i]’ as ‘a’, ‘arr[j]’ as b and all elements between ‘arr[j+1]’ and ‘arr[k]’ as ‘c’. The above mentioned conditions (ii) and (iii) are satisfied because ‘arr[i] &lt; arr[j] &lt; arr[k]'. And we check for condition (i) when we pick 'k'</text:p>
      <text:p text:style-name="P18"><text:span text:style-name="Strong_20_Emphasis"><text:span text:style-name="T2">4.</text:span></text:span><text:span text:style-name="T1"> Increment ‘j’ to fix the second element again.</text:span></text:p>
      <text:p text:style-name="P35">Note that in step 3, we can use the previous value of ‘k’. The reason is simple, if we know that the value of ‘arr[i] + arr[j-1]’ is greater than ‘arr[k]’, then we can say ‘arr[i] + arr[j]’ will also be greater than ‘arr[k]’, because the array is sorted in increasing order.</text:p>
      <text:p text:style-name="P18"><text:soft-page-break/><text:span text:style-name="Strong_20_Emphasis"><text:span text:style-name="T2">5.</text:span></text:span><text:span text:style-name="T1"> If ‘j’ has reached end, then increment ‘i’. Initialize ‘j’ as ‘i + 1’, ‘k’ as ‘i+2’ and repeat the steps 3 and 4.</text:span></text:p>
      <text:p text:style-name="P21"/>
      <text:h text:style-name="P27" text:outline-level="1">Find a pair with maximum product in array of Integers</text:h>
      <text:p text:style-name="P34">Given an array with both +ive and -ive integers, return a pair with highest product.</text:p>
      <text:p text:style-name="P18"><text:span text:style-name="Strong_20_Emphasis"><text:span text:style-name="T2">Examples :</text:span></text:span></text:p>
      <text:p text:style-name="P37">Input: arr[] = {1, 4, 3, 6, 7, 0} <text:s/></text:p>
      <text:p text:style-name="P63">Output: {6,7} <text:s/></text:p>
      <text:p text:style-name="P65"/>
      <text:p text:style-name="P63">Input: arr[] = {-1, -3, -4, 2, 0, -5} </text:p>
      <text:p text:style-name="P63">Output: {-4,-5} </text:p>
      <text:section text:style-name="Sect1" text:name="Section4">
        <text:p text:style-name="P31"><text:bookmark text:name="practiceLinkDiv3"/><text:line-break/></text:p>
      </text:section>
      <text:p text:style-name="P22"/>
      <text:p text:style-name="P23">class MaxProd{</text:p>
      <text:p text:style-name="P23"><text:tab/>public static void main(String[] args) {</text:p>
      <text:p text:style-name="P23"><text:tab/><text:tab/>int[] a={-1, -3, -4, 2, 0, -5} ;</text:p>
      <text:p text:style-name="P23"><text:tab/><text:tab/>int n=a.length;</text:p>
      <text:p text:style-name="P23"><text:tab/><text:tab/>int maxa=Integer.MIN_VALUE;</text:p>
      <text:p text:style-name="P23"><text:tab/><text:tab/>int maxb=Integer.MIN_VALUE;</text:p>
      <text:p text:style-name="P23"><text:tab/><text:tab/>int mina=Integer.MAX_VALUE;</text:p>
      <text:p text:style-name="P23"><text:tab/><text:tab/>int minb=Integer.MAX_VALUE;</text:p>
      <text:p text:style-name="P23"><text:tab/><text:tab/>for(int i=0;i&lt;n;i++){</text:p>
      <text:p text:style-name="P23"><text:tab/><text:tab/><text:tab/>if(a[i]&gt;maxa){</text:p>
      <text:p text:style-name="P23"><text:tab/><text:tab/><text:tab/><text:tab/>maxb=maxa;</text:p>
      <text:p text:style-name="P23"><text:tab/><text:tab/><text:tab/><text:tab/>maxa=a[i];</text:p>
      <text:p text:style-name="P23"><text:tab/><text:tab/><text:tab/>}</text:p>
      <text:p text:style-name="P23"><text:tab/><text:tab/><text:tab/>else if(a[i]&gt;maxb){</text:p>
      <text:p text:style-name="P23"><text:tab/><text:tab/><text:tab/><text:tab/>maxb=a[i];</text:p>
      <text:p text:style-name="P23"><text:soft-page-break/><text:tab/><text:tab/><text:tab/>}</text:p>
      <text:p text:style-name="P23"><text:tab/><text:tab/><text:tab/>if(a[i]&lt;mina){</text:p>
      <text:p text:style-name="P23"><text:tab/><text:tab/><text:tab/><text:tab/>minb=mina;</text:p>
      <text:p text:style-name="P23"><text:tab/><text:tab/><text:tab/><text:tab/>mina=a[i];</text:p>
      <text:p text:style-name="P23"><text:tab/><text:tab/><text:tab/>}</text:p>
      <text:p text:style-name="P23"><text:tab/><text:tab/><text:tab/>else if(a[i]&gt;minb){</text:p>
      <text:p text:style-name="P23"><text:tab/><text:tab/><text:tab/><text:tab/>minb=a[i];</text:p>
      <text:p text:style-name="P23"><text:tab/><text:tab/><text:tab/>}</text:p>
      <text:p text:style-name="P23"><text:tab/><text:tab/>}<text:tab/></text:p>
      <text:p text:style-name="P23"><text:tab/><text:tab/>System.out.println(Math.max(maxa*maxb,mina*minb));</text:p>
      <text:p text:style-name="P23"/>
      <text:p text:style-name="P23"/>
      <text:p text:style-name="P23"><text:tab/>}</text:p>
      <text:p text:style-name="P23">}</text:p>
      <text:p text:style-name="P23"/>
      <text:h text:style-name="P28" text:outline-level="1">Print all nodes that don’t have sibling</text:h>
      <text:p text:style-name="P34">Given a Binary Tree, print all nodes that don’t have a sibling (a sibling is a node that has same parent. In a Binary Tree, there can be at most one sibling). Root should not be printed as root cannot have a sibling.</text:p>
      <text:p text:style-name="P34">For example, the output should be “4 5 6” for the following tree.</text:p>
      <text:p text:style-name="P19"><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1"><text:bookmark text:name="practiceLinkDiv4"/><text:soft-page-break/><text:line-break/></text:p>
      </text:section>
      <text:p text:style-name="P24">class Node{</text:p>
      <text:p text:style-name="P24"><text:tab/>int data;</text:p>
      <text:p text:style-name="P24"><text:tab/>Node left,right;</text:p>
      <text:p text:style-name="P24"><text:tab/>Node(int d){</text:p>
      <text:p text:style-name="P24"><text:tab/><text:tab/>data=d;</text:p>
      <text:p text:style-name="P24"><text:tab/><text:tab/>left=null;</text:p>
      <text:p text:style-name="P24"><text:tab/><text:tab/>right=null;</text:p>
      <text:p text:style-name="P24"><text:tab/>}</text:p>
      <text:p text:style-name="P24">}</text:p>
      <text:p text:style-name="P24"/>
      <text:p text:style-name="P24">class Sibling{</text:p>
      <text:p text:style-name="P24"><text:tab/>Node root;</text:p>
      <text:p text:style-name="P24"/>
      <text:p text:style-name="P24"/>
      <text:p text:style-name="P24"><text:tab/>public static void main(String[] args) {</text:p>
      <text:p text:style-name="P24"><text:tab/><text:tab/>Sibling tree = new Sibling(); </text:p>
      <text:p text:style-name="P24"><text:s text:c="8"/>tree.root = new Node(1); </text:p>
      <text:p text:style-name="P24"><text:s text:c="8"/>tree.root.left = new Node(2); </text:p>
      <text:p text:style-name="P24"><text:s text:c="8"/>tree.root.right = new Node(3); </text:p>
      <text:p text:style-name="P24"><text:s text:c="8"/>tree.root.left.right = new Node(4); </text:p>
      <text:p text:style-name="P24"><text:s text:c="8"/>tree.root.right.left = new Node(5); </text:p>
      <text:p text:style-name="P24"><text:s text:c="8"/>tree.root.right.left.right = new Node(6); </text:p>
      <text:p text:style-name="P24"><text:s text:c="8"/>tree.printSingles(tree.root); </text:p>
      <text:p text:style-name="P24"><text:tab/>}</text:p>
      <text:p text:style-name="P24"><text:tab/>public static void printSingles(Node root){</text:p>
      <text:p text:style-name="P24"><text:tab/><text:tab/>if(root==null){</text:p>
      <text:p text:style-name="P24"><text:tab/><text:tab/><text:tab/>return;</text:p>
      <text:p text:style-name="P24"><text:tab/><text:tab/>}</text:p>
      <text:p text:style-name="P24"><text:tab/><text:tab/>if(root.left!=null &amp;&amp; root.right!=null){</text:p>
      <text:p text:style-name="P24"><text:tab/><text:tab/><text:tab/>printSingles(root.left);</text:p>
      <text:p text:style-name="P24"><text:tab/><text:tab/><text:tab/>printSingles(root.right);</text:p>
      <text:p text:style-name="P24"><text:soft-page-break/><text:tab/><text:tab/>}</text:p>
      <text:p text:style-name="P24"><text:tab/><text:tab/>else if(root.left!=null){</text:p>
      <text:p text:style-name="P24"><text:tab/><text:tab/><text:tab/>System.out.println(root.left.data);</text:p>
      <text:p text:style-name="P24"><text:tab/><text:tab/><text:tab/>printSingles(root.left);</text:p>
      <text:p text:style-name="P24"><text:tab/><text:tab/>}</text:p>
      <text:p text:style-name="P24"/>
      <text:p text:style-name="P24"><text:tab/><text:tab/>else if(root.right!=null){</text:p>
      <text:p text:style-name="P24"><text:tab/><text:tab/><text:tab/>System.out.println(root.right.data);</text:p>
      <text:p text:style-name="P24"><text:tab/><text:tab/><text:tab/>printSingles(root.right);</text:p>
      <text:p text:style-name="P24"><text:tab/><text:tab/>}</text:p>
      <text:p text:style-name="P24">}</text:p>
      <text:p text:style-name="P24"/>
      <text:p text:style-name="P24">}</text:p>
      <text:p text:style-name="P24"/>
      <text:h text:style-name="P29" text:outline-level="1">Reverse an array upto a given position</text:h>
      <text:p text:style-name="P34">Given an array arr[] and a position in array, k. Write a function name reverse (a[], k) such that it reverses subarray arr[0..k-1]. Extra space used should be O(1) and time complexity should be O(k).</text:p>
      <text:p text:style-name="P34">Example:</text:p>
      <text:p text:style-name="P37">Input:</text:p>
      <text:p text:style-name="P63">arr[] = {1, 2, 3, 4, 5, 6}</text:p>
      <text:p text:style-name="P61"><text:s text:c="4"/><text:span text:style-name="T19">k = 4</text:span></text:p>
      <text:p text:style-name="P65"/>
      <text:p text:style-name="P63">Output:</text:p>
      <text:p text:style-name="P63">arr[] = {4, 3, 2, 1, 5, 6} </text:p>
      <text:p text:style-name="P24"/>
      <text:p text:style-name="P25">class SwapArrayPosition{</text:p>
      <text:p text:style-name="P25"><text:tab/>public static void main(String[] args) {</text:p>
      <text:p text:style-name="P25"><text:tab/><text:tab/>int[] a={1, 2, 3, 4, 5, 6};</text:p>
      <text:p text:style-name="P25"><text:tab/><text:tab/>int k=4; </text:p>
      <text:p text:style-name="P25"><text:soft-page-break/><text:tab/><text:tab/>for(int i=0;i&lt;k/2;i++){</text:p>
      <text:p text:style-name="P25"><text:tab/><text:tab/><text:tab/>int temp=a[i];</text:p>
      <text:p text:style-name="P25"><text:tab/><text:tab/><text:tab/>a[i]=a[k-i-1];</text:p>
      <text:p text:style-name="P25"><text:tab/><text:tab/><text:tab/>a[k-i-1]=temp;</text:p>
      <text:p text:style-name="P25"><text:tab/><text:tab/>}<text:tab/></text:p>
      <text:p text:style-name="P25"><text:tab/><text:tab/>for(int i=0;i&lt;a.length;i++){</text:p>
      <text:p text:style-name="P25"><text:tab/><text:tab/><text:tab/>System.out.print(a[i]+" ");</text:p>
      <text:p text:style-name="P25"><text:tab/><text:tab/>}</text:p>
      <text:p text:style-name="P25"/>
      <text:p text:style-name="P25"/>
      <text:p text:style-name="P25"><text:tab/>}</text:p>
      <text:p text:style-name="P25">}</text:p>
      <text:p text:style-name="P25"/>
      <text:h text:style-name="P30" text:outline-level="1">Find the middle of a given linked list in C and Java</text:h>
      <text:p text:style-name="P34">Given a singly linked list, find middle of the linked list. For example, if given linked list is 1-&gt;2-&gt;3-&gt;4-&gt;5 then output should be 3.</text:p>
      <text:p text:style-name="P34">If there are even nodes, then there would be two middle nodes, we need to print second middle element. For example, if given linked list is 1-&gt;2-&gt;3-&gt;4-&gt;5-&gt;6 then output should be 4.</text:p>
      <text:section text:style-name="Sect1" text:name="Section6">
        <text:h text:style-name="P26" text:outline-level="2"><text:bookmark text:name="practiceLinkDiv5"/><text:a xlink:type="simple" xlink:href="https://practice.geeksforgeeks.org/problems/finding-middle-element-in-a-linked-list/1" text:style-name="Internet_20_link" text:visited-style-name="Visited_20_Internet_20_Link"><text:span text:style-name="T24">Recommended: Please solve it on “</text:span></text:a><text:a xlink:type="simple" xlink:href="https://practice.geeksforgeeks.org/problems/finding-middle-element-in-a-linked-list/1" text:style-name="Internet_20_link" text:visited-style-name="Visited_20_Internet_20_Link"><text:span text:style-name="T25">PRACTICE</text:span></text:a><text:a xlink:type="simple" xlink:href="https://practice.geeksforgeeks.org/problems/finding-middle-element-in-a-linked-list/1" text:style-name="Internet_20_link" text:visited-style-name="Visited_20_Internet_20_Link"><text:span text:style-name="T24">” first, before moving on to the solution.</text:span></text:a></text:h>
      </text:section>
      <text:p text:style-name="P18"><text:span text:style-name="Strong_20_Emphasis"><text:span text:style-name="T4">Method 1:</text:span></text:span><text:span text:style-name="T4"><text:line-break/>Traverse the whole linked list and count the no. of nodes. Now traverse the list again till count/2 and return the node at count/2.</text:span></text:p>
      <text:p text:style-name="P18"><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56"><text:soft-page-break/><text:line-break/><text:span text:style-name="T26">class FindMiddle{ </text:span></text:p>
      <text:p text:style-name="P57"><text:tab/>ListNode head;</text:p>
      <text:p text:style-name="P57"><text:tab/>class ListNode{</text:p>
      <text:p text:style-name="P57"><text:tab/><text:tab/>int data;</text:p>
      <text:p text:style-name="P57"><text:tab/><text:tab/>ListNode next;</text:p>
      <text:p text:style-name="P57"><text:tab/><text:tab/>ListNode(int d){</text:p>
      <text:p text:style-name="P57"><text:tab/><text:tab/><text:tab/>data=d;</text:p>
      <text:p text:style-name="P57"><text:tab/><text:tab/><text:tab/>next=null;</text:p>
      <text:p text:style-name="P57"><text:tab/><text:tab/>}</text:p>
      <text:p text:style-name="P57"><text:tab/>}</text:p>
      <text:p text:style-name="P57"><text:tab/>public void push(int d){</text:p>
      <text:p text:style-name="P57"><text:tab/><text:tab/>ListNode new_node=new ListNode(d);</text:p>
      <text:p text:style-name="P57"><text:tab/><text:tab/>new_node.next=head;</text:p>
      <text:p text:style-name="P57"><text:tab/><text:tab/>head=new_node;</text:p>
      <text:p text:style-name="P57"><text:tab/>}</text:p>
      <text:p text:style-name="P57"><text:tab/>public int FinaMid(){</text:p>
      <text:p text:style-name="P57"><text:tab/><text:tab/>ListNode slow=head;</text:p>
      <text:p text:style-name="P57"><text:tab/><text:tab/>ListNode fast=head;</text:p>
      <text:p text:style-name="P57"><text:tab/><text:tab/>while(fast!=null &amp;&amp; fast.next!=null){</text:p>
      <text:p text:style-name="P57"><text:tab/><text:tab/><text:tab/>slow=slow.next;</text:p>
      <text:p text:style-name="P57"><text:tab/><text:tab/><text:tab/>fast=fast.next.next;</text:p>
      <text:p text:style-name="P57"><text:tab/><text:tab/>}</text:p>
      <text:p text:style-name="P57"><text:tab/><text:tab/>return slow.data;</text:p>
      <text:p text:style-name="P57"><text:tab/>}</text:p>
      <text:p text:style-name="P57"><text:tab/>public static void main(String[] args) {</text:p>
      <text:p text:style-name="P57"><text:tab/>FindMiddle f=new FindMiddle();</text:p>
      <text:p text:style-name="P57"><text:tab/>f.push(1);</text:p>
      <text:p text:style-name="P57"><text:tab/>f.push(2);</text:p>
      <text:p text:style-name="P57"><text:tab/>f.push(3);</text:p>
      <text:p text:style-name="P57"><text:tab/>f.push(4);</text:p>
      <text:p text:style-name="P57"><text:soft-page-break/><text:tab/>f.push(5);</text:p>
      <text:p text:style-name="P57"><text:tab/>f.push(6);</text:p>
      <text:p text:style-name="P57"><text:tab/>f.push(7);</text:p>
      <text:p text:style-name="P57"><text:tab/>System.out.print(f.FinaMid());</text:p>
      <text:p text:style-name="P57"><text:tab/>}</text:p>
      <text:p text:style-name="P57">}</text:p>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8-11-01T19:03:32.409332357</dc:date>
    <meta:editing-duration>P1DT5H12M14S</meta:editing-duration>
    <meta:editing-cycles>11</meta:editing-cycles>
    <meta:generator>LibreOffice/5.1.6.2$Linux_X86_64 LibreOffice_project/10m0$Build-2</meta:generator>
    <meta:document-statistic meta:table-count="0" meta:image-count="5" meta:object-count="0" meta:page-count="29" meta:paragraph-count="863" meta:word-count="3749" meta:character-count="24970" meta:non-whitespace-character-count="19987"/>
  </office:meta>
</office:document-meta>
</file>